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18b8" officeooo:paragraph-rsid="000518b8"/>
    </style:style>
    <style:style style:name="P2" style:family="paragraph" style:parent-style-name="Standard">
      <style:text-properties fo:font-weight="bold" officeooo:rsid="000518b8" officeooo:paragraph-rsid="000518b8" style:font-weight-asian="bold" style:font-weight-complex="bold"/>
    </style:style>
    <style:style style:name="P3" style:family="paragraph" style:parent-style-name="Standard">
      <style:text-properties fo:font-size="12pt" fo:font-weight="normal" officeooo:rsid="000518b8" officeooo:paragraph-rsid="000518b8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style="italic" fo:font-weight="normal" officeooo:rsid="000518b8" officeooo:paragraph-rsid="000518b8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text-properties fo:font-style="italic" officeooo:rsid="000518b8" officeooo:paragraph-rsid="000518b8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IT</text:p>
      <text:p text:style-name="P5">Pasos para guardar, commitear y hacer push: (Dentro de carpeta del repo)</text:p>
      <text:p text:style-name="P1">$ git add -A</text:p>
      <text:p text:style-name="P1">$ git commit -m “mensaje”</text:p>
      <text:p text:style-name="P1">$ git push origin master</text:p>
      <text:p text:style-name="P1"/>
      <text:p text:style-name="P4">Otros:</text:p>
      <text:p text:style-name="P3">Ver estado del proyecto: $ git status</text:p>
      <text:p text:style-name="P3">Ver si hay cambios: $ git fetch *path del proyecto*</text:p>
      <text:p text:style-name="P3">Historial de commits: $ git log HEAD..origin/master –oneline</text:p>
      <text:p text:style-name="P3">Hacer pull: $ git pull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22:25:20.071637922</meta:creation-date>
    <dc:date>2019-05-09T22:33:56.431051143</dc:date>
    <meta:editing-duration>PT8M37S</meta:editing-duration>
    <meta:editing-cycles>1</meta:editing-cycles>
    <meta:document-statistic meta:table-count="0" meta:image-count="0" meta:object-count="0" meta:page-count="1" meta:paragraph-count="10" meta:word-count="58" meta:character-count="312" meta:non-whitespace-character-count="264"/>
    <meta:generator>LibreOffice/6.0.7.3$Linux_X86_64 LibreOffice_project/00m0$Build-3</meta:generator>
  </office:meta>
</office:document-meta>
</file>